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8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5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4.5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5.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5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8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943cm"/>
    </style:style>
    <style:style style:name="gr11" style:family="graphic" style:parent-style-name="objectwithoutfill">
      <style:graphic-properties svg:stroke-color="#ff6600" draw:fill="none" draw:textarea-vertical-align="middle"/>
    </style:style>
    <style:style style:name="gr12" style:family="graphic" style:parent-style-name="objectwithoutfill">
      <style:graphic-properties svg:stroke-color="#6666ff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6" style:family="graphic" style:parent-style-name="standard">
      <style:graphic-properties svg:stroke-color="#6666ff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96cm" svg:height="3.806cm" svg:x="4.7cm" svg:y="22.3cm">
          <draw:text-box>
            <text:p>Forfait location</text:p>
            <text:p/>
            <text:p>-idForfaitLocation</text:p>
            <text:p>-prixLocation</text:p>
            <text:p>-NbLocationMax</text:p>
          </draw:text-box>
        </draw:frame>
        <draw:frame draw:style-name="gr2" draw:text-style-name="P1" draw:layer="layout" svg:width="5.634cm" svg:height="4.517cm" svg:x="13.6cm" svg:y="22.2cm">
          <draw:text-box>
            <text:p>Forfait Durée</text:p>
            <text:p/>
            <text:p>-IdForfaitDurée</text:p>
            <text:p>-duréeF</text:p>
            <text:p>-dateForfaitDebut</text:p>
            <text:p>-prixDurée</text:p>
          </draw:text-box>
        </draw:frame>
        <draw:line draw:style-name="gr3" draw:text-style-name="P2" draw:layer="layout" svg:x1="4.6cm" svg:y1="21.8cm" svg:x2="9.8cm" svg:y2="21.8cm">
          <text:p/>
        </draw:line>
        <draw:line draw:style-name="gr3" draw:text-style-name="P2" draw:layer="layout" svg:x1="13.4cm" svg:y1="21.9cm" svg:x2="13.4cm" svg:y2="26.6cm">
          <text:p/>
        </draw:line>
        <draw:line draw:style-name="gr3" draw:text-style-name="P2" draw:layer="layout" svg:x1="13.4cm" svg:y1="22cm" svg:x2="19.3cm" svg:y2="22cm">
          <text:p/>
        </draw:line>
        <draw:line draw:style-name="gr3" draw:text-style-name="P2" draw:layer="layout" svg:x1="19.4cm" svg:y1="22cm" svg:x2="19.4cm" svg:y2="26.5cm">
          <text:p/>
        </draw:line>
        <draw:line draw:style-name="gr3" draw:text-style-name="P2" draw:layer="layout" svg:x1="13.4cm" svg:y1="26.6cm" svg:x2="19.4cm" svg:y2="26.6cm">
          <text:p/>
        </draw:line>
        <draw:line draw:style-name="gr3" draw:text-style-name="P2" draw:layer="layout" svg:x1="4.7cm" svg:y1="21.8cm" svg:x2="4.7cm" svg:y2="26.2cm">
          <text:p/>
        </draw:line>
        <draw:line draw:style-name="gr3" draw:text-style-name="P2" draw:layer="layout" svg:x1="4.7cm" svg:y1="26.2cm" svg:x2="9.9cm" svg:y2="26.2cm">
          <text:p/>
        </draw:line>
        <draw:line draw:style-name="gr3" draw:text-style-name="P2" draw:layer="layout" svg:x1="9.9cm" svg:y1="26.2cm" svg:x2="9.9cm" svg:y2="21.8cm">
          <text:p/>
        </draw:line>
        <draw:custom-shape draw:style-name="gr4" draw:text-style-name="P3" draw:layer="layout" svg:width="0.6cm" svg:height="0.6cm" svg:x="11.4cm" svg:y="20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9.9cm" svg:y1="21.9cm" svg:x2="11.4cm" svg:y2="21cm">
          <text:p/>
        </draw:line>
        <draw:line draw:style-name="gr3" draw:text-style-name="P2" draw:layer="layout" svg:x1="12cm" svg:y1="21.1cm" svg:x2="13.4cm" svg:y2="22cm">
          <text:p/>
        </draw:line>
        <draw:line draw:style-name="gr3" draw:text-style-name="P2" draw:layer="layout" svg:x1="11.7cm" svg:y1="20.7cm" svg:x2="11.7cm" svg:y2="20.2cm">
          <text:p/>
        </draw:line>
        <draw:frame draw:style-name="gr5" draw:text-style-name="P1" draw:layer="layout" svg:width="3.004cm" svg:height="2.384cm" svg:x="10.5cm" svg:y="17.6cm">
          <draw:text-box>
            <text:p>Forfait</text:p>
            <text:p/>
            <text:p>-idForfait</text:p>
          </draw:text-box>
        </draw:frame>
        <draw:line draw:style-name="gr3" draw:text-style-name="P2" draw:layer="layout" svg:x1="10cm" svg:y1="17.6cm" svg:x2="10cm" svg:y2="20.2cm">
          <text:p/>
        </draw:line>
        <draw:line draw:style-name="gr3" draw:text-style-name="P2" draw:layer="layout" svg:x1="10cm" svg:y1="20.3cm" svg:x2="13.6cm" svg:y2="20.3cm">
          <text:p/>
        </draw:line>
        <draw:line draw:style-name="gr3" draw:text-style-name="P2" draw:layer="layout" svg:x1="13.6cm" svg:y1="20.3cm" svg:x2="13.6cm" svg:y2="17.5cm">
          <text:p/>
        </draw:line>
        <draw:line draw:style-name="gr3" draw:text-style-name="P2" draw:layer="layout" svg:x1="13.6cm" svg:y1="17.6cm" svg:x2="10cm" svg:y2="17.6cm">
          <text:p/>
        </draw:line>
        <draw:custom-shape draw:style-name="gr4" draw:text-style-name="P3" draw:layer="layout" svg:width="0.6cm" svg:height="0.6cm" svg:x="11.4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1.7cm" svg:y1="16.5cm" svg:x2="11.7cm" svg:y2="17.6cm">
          <text:p/>
        </draw:line>
        <draw:line draw:style-name="gr3" draw:text-style-name="P2" draw:layer="layout" svg:x1="11.4cm" svg:y1="16.2cm" svg:x2="10.3cm" svg:y2="15.9cm">
          <text:p/>
        </draw:line>
        <draw:line draw:style-name="gr3" draw:text-style-name="P2" draw:layer="layout" svg:x1="12cm" svg:y1="16.2cm" svg:x2="13.7cm" svg:y2="15.7cm">
          <text:p/>
        </draw:line>
        <draw:frame draw:style-name="gr6" draw:text-style-name="P1" draw:layer="layout" svg:width="5.006cm" svg:height="5.228cm" svg:x="5.5cm" svg:y="11cm">
          <draw:text-box>
            <text:p>Abonnés</text:p>
            <text:p/>
            <text:p>-CbAbonné</text:p>
            <text:p>-Nom,Prénom</text:p>
            <text:p>-Adresse</text:p>
            <text:p>-DateNaissance</text:p>
            <text:p>-Reduction</text:p>
          </draw:text-box>
        </draw:frame>
        <draw:line draw:style-name="gr3" draw:text-style-name="P2" draw:layer="layout" svg:x1="5.1cm" svg:y1="10.9cm" svg:x2="10.2cm" svg:y2="10.9cm">
          <text:p/>
        </draw:line>
        <draw:line draw:style-name="gr3" draw:text-style-name="P2" draw:layer="layout" svg:x1="10.3cm" svg:y1="10.9cm" svg:x2="10.3cm" svg:y2="16.2cm">
          <text:p/>
        </draw:line>
        <draw:line draw:style-name="gr3" draw:text-style-name="P2" draw:layer="layout" svg:x1="5.1cm" svg:y1="10.9cm" svg:x2="5.1cm" svg:y2="16.2cm">
          <text:p/>
        </draw:line>
        <draw:line draw:style-name="gr3" draw:text-style-name="P2" draw:layer="layout" svg:x1="5.1cm" svg:y1="16.3cm" svg:x2="10.3cm" svg:y2="16.3cm">
          <text:p/>
        </draw:line>
        <draw:frame draw:style-name="gr7" draw:text-style-name="P1" draw:layer="layout" svg:width="6.06cm" svg:height="4.517cm" svg:x="13.9cm" svg:y="11.4cm">
          <draw:text-box>
            <text:p>Type Véhicule</text:p>
            <text:p/>
            <text:p>-TypeVéhicule</text:p>
            <text:p>-DuréeMaxVéhicule</text:p>
            <text:p>-PrixTypeVéhicule</text:p>
            <text:p>-Caution</text:p>
          </draw:text-box>
        </draw:frame>
        <draw:line draw:style-name="gr3" draw:text-style-name="P2" draw:layer="layout" svg:x1="13.7cm" svg:y1="11.1cm" svg:x2="13.7cm" svg:y2="16cm">
          <text:p/>
        </draw:line>
        <draw:line draw:style-name="gr3" draw:text-style-name="P2" draw:layer="layout" svg:x1="13.7cm" svg:y1="11.1cm" svg:x2="19.7cm" svg:y2="11.1cm">
          <text:p/>
        </draw:line>
        <draw:line draw:style-name="gr3" draw:text-style-name="P2" draw:layer="layout" svg:x1="19.7cm" svg:y1="11.1cm" svg:x2="19.7cm" svg:y2="15.9cm">
          <text:p/>
        </draw:line>
        <draw:line draw:style-name="gr3" draw:text-style-name="P2" draw:layer="layout" svg:x1="19.7cm" svg:y1="15.9cm" svg:x2="13.7cm" svg:y2="15.9cm">
          <text:p/>
        </draw:line>
        <draw:frame draw:style-name="gr8" draw:text-style-name="P1" draw:layer="layout" svg:width="5.011cm" svg:height="3.095cm" svg:x="5.3cm" svg:y="6.2cm">
          <draw:text-box>
            <text:p>Station</text:p>
            <text:p/>
            <text:p>-NomStation</text:p>
            <text:p>-AdresseStation</text:p>
          </draw:text-box>
        </draw:frame>
        <draw:frame draw:style-name="gr9" draw:text-style-name="P1" draw:layer="layout" svg:width="7.326cm" svg:height="3.095cm" svg:x="12.4cm" svg:y="6.3cm">
          <draw:text-box>
            <text:p>Véhicule</text:p>
            <text:p/>
            <text:p>-idVéhicule</text:p>
            <text:p>-NbPlacesDansVéhicule</text:p>
          </draw:text-box>
        </draw:frame>
        <draw:line draw:style-name="gr3" draw:text-style-name="P2" draw:layer="layout" svg:x1="5.1cm" svg:y1="6.4cm" svg:x2="5.1cm" svg:y2="9.3cm">
          <text:p/>
        </draw:line>
        <draw:line draw:style-name="gr3" draw:text-style-name="P2" draw:layer="layout" svg:x1="5.1cm" svg:y1="9.3cm" svg:x2="10.2cm" svg:y2="9.3cm">
          <text:p/>
        </draw:line>
        <draw:line draw:style-name="gr3" draw:text-style-name="P2" draw:layer="layout" svg:x1="10.2cm" svg:y1="9.3cm" svg:x2="10.2cm" svg:y2="6.2cm">
          <text:p/>
        </draw:line>
        <draw:line draw:style-name="gr3" draw:text-style-name="P2" draw:layer="layout" svg:x1="10.2cm" svg:y1="6.2cm" svg:x2="5.1cm" svg:y2="6.2cm">
          <text:p/>
        </draw:line>
        <draw:line draw:style-name="gr3" draw:text-style-name="P2" draw:layer="layout" svg:x1="5.1cm" svg:y1="6.5cm" svg:x2="5.1cm" svg:y2="6.2cm">
          <text:p/>
        </draw:line>
        <draw:line draw:style-name="gr3" draw:text-style-name="P2" draw:layer="layout" svg:x1="12.3cm" svg:y1="6.3cm" svg:x2="12.3cm" svg:y2="9.5cm">
          <text:p/>
        </draw:line>
        <draw:line draw:style-name="gr3" draw:text-style-name="P2" draw:layer="layout" svg:x1="12.3cm" svg:y1="9.6cm" svg:x2="20.2cm" svg:y2="9.6cm">
          <text:p/>
        </draw:line>
        <draw:line draw:style-name="gr3" draw:text-style-name="P2" draw:layer="layout" svg:x1="20.2cm" svg:y1="9.6cm" svg:x2="20.2cm" svg:y2="6.3cm">
          <text:p/>
        </draw:line>
        <draw:line draw:style-name="gr3" draw:text-style-name="P2" draw:layer="layout" svg:x1="12.3cm" svg:y1="6.4cm" svg:x2="20.2cm" svg:y2="6.4cm">
          <text:p/>
        </draw:line>
        <draw:frame draw:style-name="gr10" draw:text-style-name="P1" draw:layer="layout" svg:width="4.443cm" svg:height="2.384cm" svg:x="9.3cm" svg:y="1.9cm">
          <draw:text-box>
            <text:p>Location</text:p>
            <text:p/>
            <text:p>-DateLocation</text:p>
          </draw:text-box>
        </draw:frame>
        <draw:line draw:style-name="gr3" draw:text-style-name="P2" draw:layer="layout" svg:x1="9.3cm" svg:y1="1.9cm" svg:x2="9.3cm" svg:y2="4.5cm">
          <text:p/>
        </draw:line>
        <draw:line draw:style-name="gr3" draw:text-style-name="P2" draw:layer="layout" svg:x1="9.3cm" svg:y1="1.9cm" svg:x2="13.9cm" svg:y2="1.9cm">
          <text:p/>
        </draw:line>
        <draw:line draw:style-name="gr3" draw:text-style-name="P2" draw:layer="layout" svg:x1="13.9cm" svg:y1="1.9cm" svg:x2="13.9cm" svg:y2="4.3cm">
          <text:p/>
        </draw:line>
        <draw:line draw:style-name="gr3" draw:text-style-name="P2" draw:layer="layout" svg:x1="9.3cm" svg:y1="4.5cm" svg:x2="13.9cm" svg:y2="4.5cm">
          <text:p/>
        </draw:line>
        <draw:line draw:style-name="gr3" draw:text-style-name="P2" draw:layer="layout" svg:x1="13.9cm" svg:y1="4.1cm" svg:x2="13.9cm" svg:y2="4.5cm">
          <text:p/>
        </draw:line>
        <draw:line draw:style-name="gr3" draw:text-style-name="P2" draw:layer="layout" svg:x1="5.1cm" svg:y1="11.2cm" svg:x2="3.1cm" svg:y2="9.4cm">
          <text:p/>
        </draw:line>
        <draw:line draw:style-name="gr3" draw:text-style-name="P2" draw:layer="layout" svg:x1="3.1cm" svg:y1="9.4cm" svg:x2="3.1cm" svg:y2="4.8cm">
          <text:p/>
        </draw:line>
        <draw:line draw:style-name="gr3" draw:text-style-name="P2" draw:layer="layout" svg:x1="3.1cm" svg:y1="4.8cm" svg:x2="9.3cm" svg:y2="3cm">
          <text:p/>
        </draw:line>
        <draw:line draw:style-name="gr3" draw:text-style-name="P2" draw:layer="layout" svg:x1="9.9cm" svg:y1="9.3cm" svg:x2="13.7cm" svg:y2="11.5cm">
          <text:p/>
        </draw:line>
        <draw:line draw:style-name="gr3" draw:text-style-name="P2" draw:layer="layout" svg:x1="10.2cm" svg:y1="7.4cm" svg:x2="12.3cm" svg:y2="7.4cm">
          <text:p/>
        </draw:line>
        <draw:line draw:style-name="gr3" draw:text-style-name="P2" draw:layer="layout" svg:x1="16.7cm" svg:y1="11.1cm" svg:x2="16.7cm" svg:y2="9.7cm">
          <text:p/>
        </draw:line>
        <draw:line draw:style-name="gr3" draw:text-style-name="P2" draw:layer="layout" svg:x1="13.9cm" svg:y1="2.9cm" svg:x2="19.2cm" svg:y2="6.4cm">
          <text:p/>
        </draw:line>
        <draw:line draw:style-name="gr11" draw:text-style-name="P2" draw:layer="layout" svg:x1="6.7cm" svg:y1="6.2cm" svg:x2="9.3cm" svg:y2="3.5cm">
          <text:p/>
        </draw:line>
        <draw:line draw:style-name="gr12" draw:text-style-name="P2" draw:layer="layout" svg:x1="10.1cm" svg:y1="4.5cm" svg:x2="9.4cm" svg:y2="6.2cm">
          <text:p/>
        </draw:line>
        <draw:frame draw:style-name="gr13" draw:text-style-name="P1" draw:layer="layout" svg:width="1.56cm" svg:height="0.962cm" svg:x="10.6cm" svg:y="16.6cm">
          <draw:text-box>
            <text:p>0..1</text:p>
          </draw:text-box>
        </draw:frame>
        <draw:frame draw:style-name="gr13" draw:text-style-name="P1" draw:layer="layout" svg:width="1.56cm" svg:height="0.962cm" svg:x="12.7cm" svg:y="15.3cm">
          <draw:text-box>
            <text:p>1..1</text:p>
          </draw:text-box>
        </draw:frame>
        <draw:frame draw:style-name="gr13" draw:text-style-name="P1" draw:layer="layout" svg:width="1.56cm" svg:height="0.962cm" svg:x="3.2cm" svg:y="10.2cm">
          <draw:text-box>
            <text:p>1..1</text:p>
          </draw:text-box>
        </draw:frame>
        <draw:frame draw:style-name="gr13" draw:text-style-name="P1" draw:layer="layout" svg:width="1.455cm" svg:height="0.962cm" svg:x="8.1cm" svg:y="2.6cm">
          <draw:text-box>
            <text:p>0..*</text:p>
          </draw:text-box>
        </draw:frame>
        <draw:frame draw:style-name="gr13" draw:text-style-name="P1" draw:layer="layout" svg:width="1.455cm" svg:height="0.962cm" svg:x="7.8cm" svg:y="3.8cm">
          <draw:text-box>
            <text:p>0..*</text:p>
          </draw:text-box>
        </draw:frame>
        <draw:frame draw:style-name="gr13" draw:text-style-name="P1" draw:layer="layout" svg:width="1.455cm" svg:height="0.962cm" svg:x="9.1cm" svg:y="4.7cm">
          <draw:text-box>
            <text:p>0..*</text:p>
          </draw:text-box>
        </draw:frame>
        <draw:frame draw:style-name="gr13" draw:text-style-name="P1" draw:layer="layout" svg:width="1.455cm" svg:height="0.962cm" svg:x="14.3cm" svg:y="2.6cm">
          <draw:text-box>
            <text:p>0..*</text:p>
          </draw:text-box>
        </draw:frame>
        <draw:frame draw:style-name="gr13" draw:text-style-name="P1" draw:layer="layout" svg:width="1.56cm" svg:height="0.962cm" svg:x="17.3cm" svg:y="5.3cm">
          <draw:text-box>
            <text:p>1..1</text:p>
          </draw:text-box>
        </draw:frame>
        <draw:frame draw:style-name="gr13" draw:text-style-name="P1" draw:layer="layout" svg:width="1.455cm" svg:height="0.962cm" svg:x="15.9cm" svg:y="9.4cm">
          <draw:text-box>
            <text:p>0..*</text:p>
          </draw:text-box>
        </draw:frame>
        <draw:frame draw:style-name="gr13" draw:text-style-name="P1" draw:layer="layout" svg:width="1.455cm" svg:height="0.962cm" svg:x="11.7cm" svg:y="6.9cm">
          <draw:text-box>
            <text:p>0..*</text:p>
          </draw:text-box>
        </draw:frame>
        <draw:frame draw:style-name="gr13" draw:text-style-name="P1" draw:layer="layout" svg:width="1.56cm" svg:height="0.962cm" svg:x="6.4cm" svg:y="5.4cm">
          <draw:text-box>
            <text:p>0..1</text:p>
          </draw:text-box>
        </draw:frame>
        <draw:frame draw:style-name="gr13" draw:text-style-name="P1" draw:layer="layout" svg:width="1.56cm" svg:height="0.962cm" svg:x="8.8cm" svg:y="5.4cm">
          <draw:text-box>
            <text:p>1..1</text:p>
          </draw:text-box>
        </draw:frame>
        <draw:frame draw:style-name="gr13" draw:text-style-name="P1" draw:layer="layout" svg:width="1.56cm" svg:height="0.962cm" svg:x="9.8cm" svg:y="7cm">
          <draw:text-box>
            <text:p>0..1</text:p>
          </draw:text-box>
        </draw:frame>
        <draw:frame draw:style-name="gr13" draw:text-style-name="P1" draw:layer="layout" svg:width="1.455cm" svg:height="0.962cm" svg:x="12.3cm" svg:y="10.8cm">
          <draw:text-box>
            <text:p>0..*</text:p>
          </draw:text-box>
        </draw:frame>
        <draw:frame draw:style-name="gr13" draw:text-style-name="P1" draw:layer="layout" svg:width="1.455cm" svg:height="0.962cm" svg:x="9.7cm" svg:y="9.1cm">
          <draw:text-box>
            <text:p>0..*</text:p>
          </draw:text-box>
        </draw:frame>
        <draw:frame draw:style-name="gr13" draw:text-style-name="P1" draw:layer="layout" svg:width="3.211cm" svg:height="0.962cm" svg:x="10.2cm" svg:y="10.1cm">
          <draw:text-box>
            <text:p>NbPlaces</text:p>
          </draw:text-box>
        </draw:frame>
        <draw:line draw:style-name="gr14" draw:text-style-name="P2" draw:layer="layout" svg:x1="3.8cm" svg:y1="4.1cm" svg:x2="6.6cm" svg:y2="6cm">
          <text:p/>
        </draw:line>
        <draw:frame draw:style-name="gr13" draw:text-style-name="P1" draw:layer="layout" svg:width="2.932cm" svg:height="0.962cm" svg:x="1.3cm" svg:y="3.1cm">
          <draw:text-box>
            <text:p>StationR</text:p>
          </draw:text-box>
        </draw:frame>
        <draw:line draw:style-name="gr15" draw:text-style-name="P2" draw:layer="layout" svg:x1="5.4cm" svg:y1="2.9cm" svg:x2="9cm" svg:y2="5.9cm">
          <text:p/>
        </draw:line>
        <draw:frame draw:style-name="gr13" draw:text-style-name="P1" draw:layer="layout" svg:width="2.932cm" svg:height="0.962cm" svg:x="3.9cm" svg:y="1.9cm">
          <draw:text-box>
            <text:p>StationD</text:p>
          </draw:text-box>
        </draw:frame>
        <draw:line draw:style-name="gr14" draw:text-style-name="P2" draw:layer="layout" svg:x1="8cm" svg:y1="2.1cm" svg:x2="8.6cm" svg:y2="3.9cm">
          <text:p/>
        </draw:line>
        <draw:frame draw:style-name="gr13" draw:text-style-name="P1" draw:layer="layout" svg:width="2.297cm" svg:height="0.962cm" svg:x="6.9cm" svg:y="1.4cm">
          <draw:text-box>
            <text:p>DateR</text:p>
          </draw:text-box>
        </draw:frame>
        <draw:line draw:style-name="gr15" draw:text-style-name="P2" draw:layer="layout" svg:x1="15.6cm" svg:y1="2.1cm" svg:x2="10.3cm" svg:y2="4.7cm">
          <text:p/>
        </draw:line>
        <draw:frame draw:style-name="gr13" draw:text-style-name="P1" draw:layer="layout" svg:width="2.297cm" svg:height="0.962cm" svg:x="15.4cm" svg:y="1.7cm">
          <draw:text-box>
            <text:p>DateD</text:p>
          </draw:text-box>
        </draw:frame>
        <draw:custom-shape draw:style-name="gr16" draw:text-style-name="P3" draw:layer="layout" svg:width="0.4cm" svg:height="0.5cm" svg:x="18.8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22:01:25.682704096</meta:creation-date>
    <meta:editing-duration>PT10M35S</meta:editing-duration>
    <meta:editing-cycles>4</meta:editing-cycles>
    <meta:generator>LibreOffice/5.2.2.2.0$Linux_X86_64 LibreOffice_project/20m0$Build-2</meta:generator>
    <dc:date>2016-11-23T01:00:41.608772513</dc:date>
    <meta:document-statistic meta:object-count="84"/>
  </office:meta>
</office:document-meta>
</file>